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0eb29a" officeooo:paragraph-rsid="000eb29a"/>
    </style:style>
    <style:style style:name="P2" style:family="paragraph" style:parent-style-name="Standard">
      <style:text-properties style:font-name="Arial" officeooo:rsid="000eb29a" officeooo:paragraph-rsid="00119ebd"/>
    </style:style>
    <style:style style:name="P3" style:family="paragraph" style:parent-style-name="Standard">
      <style:text-properties style:font-name="Arial" officeooo:rsid="000eb29a" officeooo:paragraph-rsid="00183390"/>
    </style:style>
    <style:style style:name="P4" style:family="paragraph" style:parent-style-name="Standard">
      <style:text-properties style:font-name="Arial" officeooo:rsid="000eb29a" officeooo:paragraph-rsid="001fac7b"/>
    </style:style>
    <style:style style:name="P5" style:family="paragraph" style:parent-style-name="Standard">
      <style:text-properties style:font-name="Arial" officeooo:rsid="000eb29a" officeooo:paragraph-rsid="00251f18"/>
    </style:style>
    <style:style style:name="P6" style:family="paragraph" style:parent-style-name="Standard">
      <style:text-properties style:font-name="Arial" officeooo:rsid="000eb29a" officeooo:paragraph-rsid="0026284f"/>
    </style:style>
    <style:style style:name="P7" style:family="paragraph" style:parent-style-name="Standard">
      <style:text-properties style:font-name="Arial" officeooo:rsid="000eb29a" officeooo:paragraph-rsid="004705a5"/>
    </style:style>
    <style:style style:name="P8" style:family="paragraph" style:parent-style-name="Standard">
      <style:text-properties style:font-name="Arial" officeooo:rsid="000f2ac3" officeooo:paragraph-rsid="000f2ac3"/>
    </style:style>
    <style:style style:name="P9" style:family="paragraph" style:parent-style-name="Standard">
      <style:text-properties style:font-name="Arial" officeooo:rsid="001fac7b" officeooo:paragraph-rsid="001fac7b"/>
    </style:style>
    <style:style style:name="P10" style:family="paragraph" style:parent-style-name="Standard">
      <style:text-properties style:font-name="Arial" officeooo:rsid="00216501" officeooo:paragraph-rsid="00216501"/>
    </style:style>
    <style:style style:name="P11" style:family="paragraph" style:parent-style-name="Standard">
      <style:text-properties style:font-name="Arial" officeooo:rsid="00119ebd" officeooo:paragraph-rsid="000eb29a"/>
    </style:style>
    <style:style style:name="P12" style:family="paragraph" style:parent-style-name="Standard">
      <style:text-properties style:font-name="Arial" officeooo:rsid="0021eac3" officeooo:paragraph-rsid="0021eac3"/>
    </style:style>
    <style:style style:name="P13" style:family="paragraph" style:parent-style-name="Standard">
      <style:text-properties style:font-name="Arial" officeooo:rsid="0021eac3" officeooo:paragraph-rsid="00251f18"/>
    </style:style>
    <style:style style:name="P14" style:family="paragraph" style:parent-style-name="Standard">
      <style:text-properties style:font-name="Arial" officeooo:rsid="0021eac3" officeooo:paragraph-rsid="000eb29a"/>
    </style:style>
    <style:style style:name="P15" style:family="paragraph" style:parent-style-name="Standard">
      <style:text-properties style:font-name="Arial" fo:font-weight="bold" officeooo:rsid="00216501" officeooo:paragraph-rsid="00216501" style:font-weight-asian="bold" style:font-weight-complex="bold"/>
    </style:style>
    <style:style style:name="P16" style:family="paragraph" style:parent-style-name="Standard">
      <style:text-properties style:font-name="Arial" fo:font-weight="bold" officeooo:rsid="00216501" officeooo:paragraph-rsid="0021eac3" style:font-weight-asian="bold" style:font-weight-complex="bold"/>
    </style:style>
    <style:style style:name="P17" style:family="paragraph" style:parent-style-name="Standard">
      <style:text-properties style:font-name="Arial" fo:font-weight="bold" officeooo:rsid="0028a326" officeooo:paragraph-rsid="0028a326" style:font-weight-asian="bold" style:font-weight-complex="bold"/>
    </style:style>
    <style:style style:name="P18" style:family="paragraph" style:parent-style-name="Standard">
      <style:paragraph-properties fo:text-align="center" style:justify-single-word="false"/>
      <style:text-properties style:font-name="Arial" fo:font-size="14pt" fo:font-weight="bold" officeooo:rsid="000f2ac3" officeooo:paragraph-rsid="000f2ac3"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Arial" fo:font-size="14pt" fo:font-weight="bold" officeooo:rsid="000f2ac3" officeooo:paragraph-rsid="003a3377"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Arial" fo:font-size="14pt" fo:font-weight="bold" officeooo:rsid="000f2ac3" officeooo:paragraph-rsid="003a3377" style:font-size-asian="14pt" style:font-weight-asian="bold" style:font-size-complex="14pt" style:font-weight-complex="bold"/>
    </style:style>
    <style:style style:name="P21" style:family="paragraph" style:parent-style-name="Standard">
      <style:text-properties style:font-name="Arial" officeooo:rsid="0023e32f" officeooo:paragraph-rsid="0023e32f"/>
    </style:style>
    <style:style style:name="P22" style:family="paragraph" style:parent-style-name="Standard">
      <style:text-properties style:font-name="Arial" officeooo:rsid="0023e32f" officeooo:paragraph-rsid="004914e7"/>
    </style:style>
    <style:style style:name="P23" style:family="paragraph" style:parent-style-name="Standard">
      <style:text-properties style:font-name="Arial" officeooo:rsid="00251f18" officeooo:paragraph-rsid="00251f18"/>
    </style:style>
    <style:style style:name="P24" style:family="paragraph" style:parent-style-name="Standard">
      <style:text-properties style:font-name="Arial" officeooo:rsid="00251f18" officeooo:paragraph-rsid="004a4880"/>
    </style:style>
    <style:style style:name="P25" style:family="paragraph" style:parent-style-name="Standard">
      <style:text-properties style:font-name="Arial" officeooo:rsid="0026284f" officeooo:paragraph-rsid="0026284f"/>
    </style:style>
    <style:style style:name="P26" style:family="paragraph" style:parent-style-name="Standard">
      <style:text-properties style:font-name="Arial" officeooo:rsid="002714fb" officeooo:paragraph-rsid="002714fb"/>
    </style:style>
    <style:style style:name="P27" style:family="paragraph" style:parent-style-name="Standard">
      <style:text-properties style:font-name="Arial" officeooo:rsid="0027e880" officeooo:paragraph-rsid="0027e880"/>
    </style:style>
    <style:style style:name="P28" style:family="paragraph" style:parent-style-name="Standard">
      <style:text-properties style:font-name="Arial" officeooo:rsid="0028a326" officeooo:paragraph-rsid="0028a326"/>
    </style:style>
    <style:style style:name="P29" style:family="paragraph" style:parent-style-name="Standard">
      <style:text-properties style:font-name="Arial" officeooo:rsid="0029cdc7" officeooo:paragraph-rsid="0029cdc7"/>
    </style:style>
    <style:style style:name="P30" style:family="paragraph" style:parent-style-name="Standard">
      <style:text-properties style:font-name="Arial" officeooo:rsid="002a76b4" officeooo:paragraph-rsid="002a76b4"/>
    </style:style>
    <style:style style:name="P31" style:family="paragraph" style:parent-style-name="Standard">
      <style:text-properties style:font-name="Arial" officeooo:rsid="002b8a65" officeooo:paragraph-rsid="002b8a65"/>
    </style:style>
    <style:style style:name="P32" style:family="paragraph" style:parent-style-name="Standard">
      <style:text-properties style:font-name="Arial" officeooo:rsid="002c765a" officeooo:paragraph-rsid="002c765a"/>
    </style:style>
    <style:style style:name="P33" style:family="paragraph" style:parent-style-name="Standard">
      <style:text-properties style:font-name="Arial" officeooo:rsid="002ce6ea" officeooo:paragraph-rsid="002ce6ea"/>
    </style:style>
    <style:style style:name="P34" style:family="paragraph" style:parent-style-name="Standard">
      <style:text-properties style:font-name="Arial" officeooo:rsid="002ce6ea" officeooo:paragraph-rsid="004f5c76"/>
    </style:style>
    <style:style style:name="P35" style:family="paragraph" style:parent-style-name="Standard">
      <style:text-properties style:font-name="Arial" officeooo:rsid="002ee5ba" officeooo:paragraph-rsid="002ee5ba"/>
    </style:style>
    <style:style style:name="P36" style:family="paragraph" style:parent-style-name="Standard">
      <style:text-properties style:font-name="Arial" officeooo:rsid="002fba06" officeooo:paragraph-rsid="002fba06"/>
    </style:style>
    <style:style style:name="P37" style:family="paragraph" style:parent-style-name="Standard">
      <style:text-properties style:font-name="Arial" officeooo:rsid="002fba06" officeooo:paragraph-rsid="0050b619"/>
    </style:style>
    <style:style style:name="P38" style:family="paragraph" style:parent-style-name="Standard">
      <style:text-properties style:font-name="Arial" officeooo:rsid="00314287" officeooo:paragraph-rsid="00314287"/>
    </style:style>
    <style:style style:name="P39" style:family="paragraph" style:parent-style-name="Standard">
      <style:text-properties style:font-name="Arial" officeooo:rsid="00314287" officeooo:paragraph-rsid="002fba06"/>
    </style:style>
    <style:style style:name="P40" style:family="paragraph" style:parent-style-name="Standard">
      <style:text-properties style:font-name="Arial" officeooo:rsid="003380e5" officeooo:paragraph-rsid="003380e5"/>
    </style:style>
    <style:style style:name="P41" style:family="paragraph" style:parent-style-name="Standard">
      <style:text-properties style:font-name="Arial" officeooo:rsid="003595c8" officeooo:paragraph-rsid="003595c8"/>
    </style:style>
    <style:style style:name="P42" style:family="paragraph" style:parent-style-name="Standard">
      <style:paragraph-properties fo:text-align="center" style:justify-single-word="false"/>
      <style:text-properties style:font-name="Arial" fo:font-size="20pt" fo:font-weight="bold" officeooo:rsid="003a3377" officeooo:paragraph-rsid="003a3377" style:font-size-asian="20pt" style:font-weight-asian="bold" style:font-size-complex="20pt" style:font-weight-complex="bold"/>
    </style:style>
    <style:style style:name="P43" style:family="paragraph" style:parent-style-name="Standard">
      <style:paragraph-properties fo:text-align="start" style:justify-single-word="false"/>
      <style:text-properties style:font-name="Arial" fo:font-size="13pt" fo:font-weight="bold" officeooo:rsid="00438728" officeooo:paragraph-rsid="00438728"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Arial" fo:font-size="13pt" fo:font-weight="bold" officeooo:rsid="00438728" officeooo:paragraph-rsid="00455b51"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Arial" fo:font-size="13pt" fo:font-weight="bold" officeooo:rsid="003a3377" officeooo:paragraph-rsid="003a3377" style:font-size-asian="13pt" style:font-weight-asian="bold" style:font-size-complex="13pt" style:font-weight-complex="bold"/>
    </style:style>
    <style:style style:name="P46" style:family="paragraph" style:parent-style-name="Standard">
      <style:paragraph-properties fo:text-align="start" style:justify-single-word="false"/>
      <style:text-properties style:font-name="Arial" fo:font-size="13pt" fo:font-weight="bold" officeooo:rsid="003a3377" officeooo:paragraph-rsid="00438728" style:font-size-asian="13pt" style:font-weight-asian="bold" style:font-size-complex="13pt" style:font-weight-complex="bold"/>
    </style:style>
    <style:style style:name="P47" style:family="paragraph" style:parent-style-name="Standard">
      <style:paragraph-properties fo:text-align="start" style:justify-single-word="false"/>
      <style:text-properties style:font-name="Arial" fo:font-size="13pt" fo:font-weight="bold" officeooo:paragraph-rsid="00402812" style:font-size-asian="13pt" style:font-size-complex="13pt"/>
    </style:style>
    <style:style style:name="P48" style:family="paragraph" style:parent-style-name="Standard">
      <style:paragraph-properties fo:text-align="start" style:justify-single-word="false"/>
      <style:text-properties style:font-name="Arial" fo:font-size="13pt" fo:font-weight="bold" officeooo:rsid="00402812" officeooo:paragraph-rsid="00402812" style:font-size-asian="13pt" style:font-size-complex="13pt"/>
    </style:style>
    <style:style style:name="P49" style:family="paragraph" style:parent-style-name="Standard">
      <style:text-properties style:font-name="Liberation Mono" fo:font-size="10pt" officeooo:rsid="000f2ac3" officeooo:paragraph-rsid="000f2ac3" style:font-size-asian="10pt" style:font-size-complex="10pt"/>
    </style:style>
    <style:style style:name="P50" style:family="paragraph" style:parent-style-name="Standard">
      <style:text-properties style:font-name="Liberation Mono" fo:font-size="10pt" officeooo:rsid="0014a531" officeooo:paragraph-rsid="0014a531" style:font-size-asian="10pt" style:font-size-complex="10pt"/>
    </style:style>
    <style:style style:name="P51" style:family="paragraph" style:parent-style-name="Standard">
      <style:text-properties style:font-name="Liberation Mono" fo:font-size="10pt" officeooo:rsid="00168195" officeooo:paragraph-rsid="0019be59" style:font-size-asian="10pt" style:font-size-complex="10pt"/>
    </style:style>
    <style:style style:name="P52" style:family="paragraph" style:parent-style-name="Standard">
      <style:paragraph-properties fo:text-align="start" style:justify-single-word="false"/>
      <style:text-properties fo:color="#000000" loext:opacity="100%" style:font-name="Arial" fo:font-size="13pt" fo:font-weight="bold" officeooo:rsid="00402812" officeooo:paragraph-rsid="00402812" fo:background-color="transparent" style:font-size-asian="13pt" style:font-size-complex="13pt"/>
    </style:style>
    <style:style style:name="P53" style:family="paragraph" style:parent-style-name="Standard">
      <style:paragraph-properties fo:text-align="start" style:justify-single-word="false"/>
      <style:text-properties fo:color="#ff0000" loext:opacity="100%" style:font-name="Arial" fo:font-size="13pt" fo:font-weight="bold" officeooo:rsid="00402812" officeooo:paragraph-rsid="00402812" fo:background-color="transparent" style:font-size-asian="13pt" style:font-size-complex="13pt"/>
    </style:style>
    <style:style style:name="P54" style:family="paragraph" style:parent-style-name="Standard">
      <style:paragraph-properties fo:break-before="page"/>
      <style:text-properties style:font-name="Arial" fo:font-weight="bold" officeooo:rsid="000f2ac3" officeooo:paragraph-rsid="000f2ac3" style:font-weight-asian="bold" style:font-weight-complex="bold"/>
    </style:style>
    <style:style style:name="P55" style:family="paragraph" style:parent-style-name="Standard">
      <style:paragraph-properties fo:break-before="page"/>
      <style:text-properties style:font-name="Arial" fo:font-weight="bold" officeooo:rsid="00216501" officeooo:paragraph-rsid="0021eac3" style:font-weight-asian="bold" style:font-weight-complex="bold"/>
    </style:style>
    <style:style style:name="P56" style:family="paragraph" style:parent-style-name="Standard">
      <style:paragraph-properties fo:break-before="page"/>
      <style:text-properties style:font-name="Arial" fo:font-weight="bold" officeooo:rsid="00216501" officeooo:paragraph-rsid="00251f18" style:font-weight-asian="bold" style:font-weight-complex="bold"/>
    </style:style>
    <style:style style:name="P57" style:family="paragraph" style:parent-style-name="Standard">
      <style:paragraph-properties fo:break-before="page"/>
      <style:text-properties style:font-name="Arial" fo:font-weight="bold" officeooo:rsid="0027e880" officeooo:paragraph-rsid="0027e880" style:font-weight-asian="bold" style:font-weight-complex="bold"/>
    </style:style>
    <style:style style:name="P58" style:family="paragraph" style:parent-style-name="Standard">
      <style:paragraph-properties fo:break-before="page"/>
      <style:text-properties style:font-name="Arial" fo:font-weight="bold" officeooo:rsid="0028a326" officeooo:paragraph-rsid="0028a326" style:font-weight-asian="bold" style:font-weight-complex="bold"/>
    </style:style>
    <style:style style:name="P59" style:family="paragraph" style:parent-style-name="Standard">
      <style:paragraph-properties fo:break-before="page"/>
      <style:text-properties style:font-name="Arial" officeooo:rsid="00251f18" officeooo:paragraph-rsid="00251f18"/>
    </style:style>
    <style:style style:name="P60" style:family="paragraph" style:parent-style-name="Standard">
      <style:paragraph-properties fo:break-before="page"/>
      <style:text-properties style:font-name="Arial" officeooo:rsid="002714fb" officeooo:paragraph-rsid="002714fb"/>
    </style:style>
    <style:style style:name="P61" style:family="paragraph" style:parent-style-name="Standard">
      <style:paragraph-properties fo:break-before="page"/>
      <style:text-properties style:font-name="Arial" officeooo:rsid="0021eac3" officeooo:paragraph-rsid="0021eac3"/>
    </style:style>
    <style:style style:name="P62" style:family="paragraph" style:parent-style-name="Standard">
      <style:paragraph-properties fo:break-before="page"/>
      <style:text-properties style:font-name="Arial" officeooo:rsid="002ce6ea" officeooo:paragraph-rsid="002ce6ea"/>
    </style:style>
    <style:style style:name="P63" style:family="paragraph" style:parent-style-name="Standard">
      <style:paragraph-properties fo:text-align="center" style:justify-single-word="false" fo:break-before="page"/>
      <style:text-properties style:font-name="Arial" fo:font-size="20pt" fo:font-weight="bold" officeooo:rsid="000eb29a" officeooo:paragraph-rsid="000eb29a" style:font-size-asian="20pt" style:font-weight-asian="bold" style:font-size-complex="20pt" style:font-weight-complex="bold"/>
    </style:style>
    <style:style style:name="P64" style:family="paragraph" style:parent-style-name="Standard">
      <style:paragraph-properties fo:text-align="center" style:justify-single-word="false" fo:break-before="page"/>
      <style:text-properties style:font-name="Arial" fo:font-size="20pt" fo:font-weight="bold" officeooo:rsid="000eb29a" officeooo:paragraph-rsid="003a3377" style:font-size-asian="20pt" style:font-weight-asian="bold" style:font-size-complex="20pt" style:font-weight-complex="bold"/>
    </style:style>
    <style:style style:name="P65" style:family="paragraph" style:parent-style-name="Standard">
      <style:text-properties style:font-name="Arial" officeooo:rsid="003380e5" officeooo:paragraph-rsid="003380e5"/>
    </style:style>
    <style:style style:name="P66" style:family="paragraph" style:parent-style-name="Standard">
      <style:text-properties style:font-name="Arial" officeooo:rsid="003380e5" officeooo:paragraph-rsid="005118d9"/>
    </style:style>
    <style:style style:name="P67" style:family="paragraph" style:parent-style-name="Standard">
      <style:text-properties style:font-name="Arial" officeooo:rsid="002fba06" officeooo:paragraph-rsid="002fba06"/>
    </style:style>
    <style:style style:name="T1" style:family="text">
      <style:text-properties officeooo:rsid="000f44a3"/>
    </style:style>
    <style:style style:name="T2" style:family="text">
      <style:text-properties officeooo:rsid="0021eac3"/>
    </style:style>
    <style:style style:name="T3" style:family="text">
      <style:text-properties officeooo:rsid="00251f18"/>
    </style:style>
    <style:style style:name="T4" style:family="text">
      <style:text-properties officeooo:rsid="002714fb"/>
    </style:style>
    <style:style style:name="T5" style:family="text">
      <style:text-properties officeooo:rsid="0027e880"/>
    </style:style>
    <style:style style:name="T6" style:family="text">
      <style:text-properties officeooo:rsid="0028a326"/>
    </style:style>
    <style:style style:name="T7" style:family="text">
      <style:text-properties style:text-position="super 58%"/>
    </style:style>
    <style:style style:name="T8" style:family="text">
      <style:text-properties officeooo:rsid="002fba06"/>
    </style:style>
    <style:style style:name="T9" style:family="text">
      <style:text-properties officeooo:rsid="00357664"/>
    </style:style>
    <style:style style:name="T10" style:family="text">
      <style:text-properties fo:color="#000000" loext:opacity="100%" fo:background-color="transparent" loext:char-shading-value="0"/>
    </style:style>
    <style:style style:name="T11" style:family="text">
      <style:text-properties fo:color="#000000" loext:opacity="100%" officeooo:rsid="00402812" fo:background-color="transparent" loext:char-shading-value="0"/>
    </style:style>
    <style:style style:name="T12" style:family="text">
      <style:text-properties fo:color="#000000" loext:opacity="100%" officeooo:rsid="00455b51" fo:background-color="transparent" loext:char-shading-value="0"/>
    </style:style>
    <style:style style:name="T13" style:family="text">
      <style:text-properties officeooo:rsid="00402812" style:font-weight-asian="bold" style:font-weight-complex="bold"/>
    </style:style>
    <style:style style:name="T14" style:family="text">
      <style:text-properties officeooo:rsid="00455b51"/>
    </style:style>
    <style:style style:name="T15" style:family="text">
      <style:text-properties officeooo:rsid="0046336b"/>
    </style:style>
    <style:style style:name="T16" style:family="text">
      <style:text-properties officeooo:rsid="004705a5"/>
    </style:style>
    <style:style style:name="T17" style:family="text">
      <style:text-properties officeooo:rsid="0048572e"/>
    </style:style>
    <style:style style:name="T18" style:family="text">
      <style:text-properties officeooo:rsid="004914e7"/>
    </style:style>
    <style:style style:name="T19" style:family="text">
      <style:text-properties officeooo:rsid="004a4880"/>
    </style:style>
    <style:style style:name="T20" style:family="text">
      <style:text-properties officeooo:rsid="004aa50b"/>
    </style:style>
    <style:style style:name="T21" style:family="text">
      <style:text-properties officeooo:rsid="004c36b0"/>
    </style:style>
    <style:style style:name="T22" style:family="text">
      <style:text-properties officeooo:rsid="004d5352"/>
    </style:style>
    <style:style style:name="T23" style:family="text">
      <style:text-properties officeooo:rsid="004ee097"/>
    </style:style>
    <style:style style:name="T24" style:family="text">
      <style:text-properties officeooo:rsid="004f5c76"/>
    </style:style>
    <style:style style:name="T25" style:family="text">
      <style:text-properties officeooo:rsid="004f7af1"/>
    </style:style>
    <style:style style:name="T26" style:family="text">
      <style:text-properties officeooo:rsid="0050b619"/>
    </style:style>
    <style:style style:name="T27" style:family="text">
      <style:text-properties officeooo:rsid="005118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2021 Spring CPSC 240</text:p>
      <text:p text:style-name="P19">Worksheet on GDB applied to <text:span text:style-name="T5">Memory</text:span></text:p>
      <text:p text:style-name="P20"/>
      <text:p text:style-name="P42">Cover Page</text:p>
      <text:p text:style-name="P20"/>
      <text:p text:style-name="P20"/>
      <text:p text:style-name="P43">This is a study document along with its companion GDB-SSE-worksheet.odt</text:p>
      <text:p text:style-name="P45"/>
      <text:p text:style-name="P43">The professor has not (yet) developed an answer sheet due to the workload crunch at the end of the semester.</text:p>
      <text:p text:style-name="P45"/>
      <text:p text:style-name="P43">What can you do?</text:p>
      <text:p text:style-name="P45"/>
      <text:p text:style-name="P43">1. <text:s/>Google for each answer; test the answer in your own computer. <text:s/>Too costly in time.</text:p>
      <text:p text:style-name="P45"/>
      <text:p text:style-name="P44"><text:span text:style-name="T14">2</text:span>. <text:s/>Ask Kevin or Bilal for the answers? <text:s/>Don’t bother them. <text:s/>They have enough to do. <text:s/><text:span text:style-name="T14">They are not in need of experience in web searching for technical answers.</text:span></text:p>
      <text:p text:style-name="P43"/>
      <text:p text:style-name="P43"><text:span text:style-name="T14">3</text:span>. <text:s/><text:span text:style-name="T15">Friendly suggestion: <text:s/></text:span>Division of labor is better. <text:s/>Each person in class solves one problem and tests it to confirm it does provide the right solution. <text:s/>Then the community gathers (in discord) and exchanges solutions. <text:s/>Then everyone has a complete list of test<text:span text:style-name="T14">ed</text:span> solutions to all the questions in this document.</text:p>
      <text:p text:style-name="P43"/>
      <text:p text:style-name="P46"/>
      <text:p text:style-name="P45"/>
      <text:p text:style-name="P43">At the time this was written these are the remaining SI sessions.</text:p>
      <text:p text:style-name="P47"><text:span text:style-name="T13">May 4: <text:s text:c="2"/>4:00pm. <text:s/>Zoom = </text:span><text:span text:style-name="T10">9047581167</text:span></text:p>
      <text:p text:style-name="P52">May 6: <text:s text:c="2"/>4:00pm. <text:s/>Zoom = 9047581167</text:p>
      <text:p text:style-name="P47"><text:span text:style-name="T11">May 7: <text:s/>11:00am. <text:s/>Zoom = </text:span><text:span text:style-name="T10">89547661169</text:span></text:p>
      <text:p text:style-name="P47"><text:span text:style-name="T11">May 10: <text:s/>6:00pm. <text:s/>Zoom = </text:span><text:span text:style-name="T10">81851156186</text:span></text:p>
      <text:p text:style-name="P47"><text:span text:style-name="T13">May 11: <text:s/>4:00pm. <text:s/>Zoom = </text:span><text:span text:style-name="T10">9047581167</text:span></text:p>
      <text:p text:style-name="P53">May 13: <text:s/>4:00pm. <text:s/>Zoom = 9047581167</text:p>
      <text:p text:style-name="P53">May 14: 11:00am. <text:s/>Zoom = 89547661169</text:p>
      <text:p text:style-name="P52"/>
      <text:p text:style-name="P48"><text:span text:style-name="T10">Note: Session on May 13 &amp; 14 may be canceled because </text:span><text:span text:style-name="T12">the concept test</text:span><text:span text:style-name="T10"> will already </text:span><text:span text:style-name="T12">be finished. <text:s/>[The professor is not involved in this decision.]</text:span></text:p>
      <text:p text:style-name="P63">2021 Spring CPSC 240</text:p>
      <text:p text:style-name="P18">Worksheet on GDB applied to <text:span text:style-name="T5">Memory</text:span></text:p>
      <text:p text:style-name="P1"/>
      <text:p text:style-name="P27">Here the term “memory” includes traditional arrays in C and C++, the system stack, activation records, heap space, pointers of C and C++, and every thing else that occupies space in memory.</text:p>
      <text:p text:style-name="P27"/>
      <text:p text:style-name="P27"/>
      <text:p text:style-name="P1"/>
      <text:p text:style-name="P15">Part 1: Static array of integers</text:p>
      <text:p text:style-name="P10"/>
      <text:p text:style-name="P10">The following declaration has been made in a C or C++ source file.</text:p>
      <text:p text:style-name="P1"/>
      <text:p text:style-name="P1"><text:tab/>long a[6] = {4,-2,9,12,-1,6};</text:p>
      <text:p text:style-name="P1"/>
      <text:p text:style-name="P8">Find the gdb command that <text:span text:style-name="T1">will produce the needed action.</text:span></text:p>
      <text:p text:style-name="P1"/>
      <text:p text:style-name="P1"/>
      <text:p text:style-name="P11">1. <text:s/>Show the address where the array a begins, that is, where the first value of a is stored.</text:p>
      <text:p text:style-name="P1"/>
      <text:p text:style-name="P1"><text:tab/><text:span text:style-name="T16">p/a &amp;a</text:span></text:p>
      <text:p text:style-name="P10"/>
      <text:p text:style-name="P1"/>
      <text:p text:style-name="P1"/>
      <text:p text:style-name="P1"/>
      <text:p text:style-name="P11">2. <text:s/>Show the address of element number 3 of the array a</text:p>
      <text:p text:style-name="P1"/>
      <text:p text:style-name="P1"><text:tab/><text:span text:style-name="T16">p/a &amp;a[3]</text:span></text:p>
      <text:p text:style-name="P1"/>
      <text:p text:style-name="P1"/>
      <text:p text:style-name="P1"/>
      <text:p text:style-name="P1"/>
      <text:p text:style-name="P11">3. <text:s/>Show all the values stored in a in twos complement hex.</text:p>
      <text:p text:style-name="P1"/>
      <text:p text:style-name="P1"><text:tab/><text:span text:style-name="T16">x/6xg &amp;a</text:span></text:p>
      <text:p text:style-name="P1"><text:tab/><text:span text:style-name="T16">or</text:span></text:p>
      <text:p text:style-name="P1"><text:tab/><text:span text:style-name="T16">p/x a</text:span></text:p>
      <text:p text:style-name="P1"/>
      <text:p text:style-name="P1"/>
      <text:p text:style-name="P1"/>
      <text:p text:style-name="P12">4. <text:s/>Show all the values stored in a in signed decimal</text:p>
      <text:p text:style-name="P1"/>
      <text:p text:style-name="P1"><text:tab/><text:span text:style-name="T16">x/6dg &amp;a</text:span></text:p>
      <text:p text:style-name="P1"><text:tab/><text:span text:style-name="T16">or</text:span></text:p>
      <text:p text:style-name="P1"><text:tab/><text:span text:style-name="T16">p/d a</text:span></text:p>
      <text:p text:style-name="P1"/>
      <text:p text:style-name="P1"/>
      <text:p text:style-name="P14"/>
      <text:p text:style-name="P61">5. <text:s/>Show all the values stored in a in unsigned decimal</text:p>
      <text:p text:style-name="P1"/>
      <text:p text:style-name="P7"><text:tab/><text:span text:style-name="T16">x/6ug &amp;a</text:span></text:p>
      <text:p text:style-name="P7"><text:tab/><text:span text:style-name="T16">or</text:span></text:p>
      <text:p text:style-name="P7"><text:tab/><text:span text:style-name="T16">p/u a</text:span></text:p>
      <text:p text:style-name="P1"/>
      <text:p text:style-name="P1"/>
      <text:p text:style-name="P12">6. <text:s/>Show the value stored in a at index #3 in twos complement hex</text:p>
      <text:p text:style-name="P1"/>
      <text:p text:style-name="P1"><text:tab/><text:span text:style-name="T16">p/x a[3]</text:span></text:p>
      <text:p text:style-name="P1"/>
      <text:p text:style-name="P1"/>
      <text:p text:style-name="P1"/>
      <text:p text:style-name="P1"/>
      <text:p text:style-name="P12">7. <text:s/>Show the value stored in a at index #2 in standard signed decimal</text:p>
      <text:p text:style-name="P12"/>
      <text:p text:style-name="P12"><text:tab/><text:span text:style-name="T16">p/d a[2]</text:span></text:p>
      <text:p text:style-name="P12"/>
      <text:p text:style-name="P12"/>
      <text:p text:style-name="P12"/>
      <text:p text:style-name="P12"/>
      <text:p text:style-name="P12">8. <text:s/>Change the value in cell number 4 to be 22 decimal</text:p>
      <text:p text:style-name="P12"/>
      <text:p text:style-name="P12"><text:tab/><text:span text:style-name="T17">set var a[3] = 22</text:span></text:p>
      <text:p text:style-name="P12"/>
      <text:p text:style-name="P12"/>
      <text:p text:style-name="P12"/>
      <text:p text:style-name="P12"/>
      <text:p text:style-name="P12">9. <text:s/>Change the first 4 values of a to be 1 2 3 4 and zero out the remaining values</text:p>
      <text:p text:style-name="P12"/>
      <text:p text:style-name="P12"><text:tab/><text:span text:style-name="T17">set var a = {1,2,3,4,0,0}</text:span></text:p>
      <text:p text:style-name="P12"/>
      <text:p text:style-name="P12"/>
      <text:p text:style-name="P12"/>
      <text:p text:style-name="P12"/>
      <text:p text:style-name="P12">10. <text:s/>Change the value in cell number 3 to be 1F hex integer</text:p>
      <text:p text:style-name="P12"/>
      <text:p text:style-name="P12"><text:tab/><text:span text:style-name="T17">set var a[2] = 0x1F</text:span></text:p>
      <text:p text:style-name="P12"/>
      <text:p text:style-name="P12"/>
      <text:p text:style-name="P16"/>
      <text:p text:style-name="P55">Part <text:span text:style-name="T2">2</text:span>: Static array of <text:span text:style-name="T2">floats</text:span></text:p>
      <text:p text:style-name="P1"/>
      <text:p text:style-name="P12">The following array has been declared in a C or C++ source file.</text:p>
      <text:p text:style-name="P12"/>
      <text:p text:style-name="P12"><text:tab/>double b[5] = {7.2,6.0,1.5,-3.6,7.9};</text:p>
      <text:p text:style-name="P2"/>
      <text:p text:style-name="P2"/>
      <text:p text:style-name="P21">1. <text:s/>Show the address where the array b begins, that is, where the first value of b is stored.</text:p>
      <text:p text:style-name="P21"/>
      <text:p text:style-name="P21"><text:tab/><text:span text:style-name="T17">p/a </text:span><text:span text:style-name="T18">&amp;</text:span><text:span text:style-name="T17">b</text:span></text:p>
      <text:p text:style-name="P21"/>
      <text:p text:style-name="P2"/>
      <text:p text:style-name="P2"/>
      <text:p text:style-name="P2"/>
      <text:p text:style-name="P21">2. <text:s/>Show the address where cell number 2 of array b is stored</text:p>
      <text:p text:style-name="P21"/>
      <text:p text:style-name="P21"><text:tab/><text:span text:style-name="T18">p/a &amp;b[1]</text:span></text:p>
      <text:p text:style-name="P21"/>
      <text:p text:style-name="P21"/>
      <text:p text:style-name="P21"/>
      <text:p text:style-name="P21"/>
      <text:p text:style-name="P21">3. <text:s/>Show all the values in b in IEEE754 hex</text:p>
      <text:p text:style-name="P21"/>
      <text:p text:style-name="P21"><text:tab/><text:span text:style-name="T18">x/5xg b</text:span></text:p>
      <text:p text:style-name="P21"><text:tab/><text:span text:style-name="T18">or</text:span></text:p>
      <text:p text:style-name="P21"><text:tab/><text:span text:style-name="T18">p/x {long[5]}b</text:span></text:p>
      <text:p text:style-name="P21"/>
      <text:p text:style-name="P21"/>
      <text:p text:style-name="P21">4. <text:s/>Show the values in b in IEEE754 binary</text:p>
      <text:p text:style-name="P21"/>
      <text:p text:style-name="P21"><text:tab/><text:span text:style-name="T18">x/5tg b</text:span></text:p>
      <text:p text:style-name="P21"><text:tab/><text:span text:style-name="T18">or</text:span></text:p>
      <text:p text:style-name="P22"><text:tab/><text:span text:style-name="T18">p/t {long[5]}b</text:span></text:p>
      <text:p text:style-name="P21"/>
      <text:p text:style-name="P21">5. <text:s/>Show the values in b in decimal float form</text:p>
      <text:p text:style-name="P21"/>
      <text:p text:style-name="P21"><text:tab/><text:span text:style-name="T18">x/5fg b</text:span></text:p>
      <text:p text:style-name="P21"><text:tab/><text:span text:style-name="T18">or</text:span></text:p>
      <text:p text:style-name="P21"><text:tab/><text:span text:style-name="T18">p/f b</text:span></text:p>
      <text:p text:style-name="P21"/>
      <text:p text:style-name="P21"/>
      <text:p text:style-name="P21"/>
      <text:p text:style-name="P21"/>
      <text:p text:style-name="P23">6. <text:s/>Show the value stored at a specific cell, say cell number 3, in decimal float</text:p>
      <text:p text:style-name="P21"/>
      <text:p text:style-name="P21"><text:tab/><text:span text:style-name="T18">p/f b[2]</text:span></text:p>
      <text:p text:style-name="P21"/>
      <text:p text:style-name="P59">7. <text:s/>Show the value stored at a specific cell, say cell number 1, in IEEE754 hex</text:p>
      <text:p text:style-name="P23"/>
      <text:p text:style-name="P23"><text:tab/><text:span text:style-name="T18">p/x {long}</text:span><text:span text:style-name="T19">&amp;</text:span><text:span text:style-name="T18">b[</text:span><text:span text:style-name="T19">0</text:span><text:span text:style-name="T18">]</text:span></text:p>
      <text:p text:style-name="P23"/>
      <text:p text:style-name="P23"/>
      <text:p text:style-name="P23"/>
      <text:p text:style-name="P23"/>
      <text:p text:style-name="P23">8. <text:s/>Change the value at index number 3 to be 22.47</text:p>
      <text:p text:style-name="P23"/>
      <text:p text:style-name="P23"><text:tab/><text:span text:style-name="T18">set var b[3] = 22.47</text:span></text:p>
      <text:p text:style-name="P23"/>
      <text:p text:style-name="P23"/>
      <text:p text:style-name="P23"/>
      <text:p text:style-name="P23"/>
      <text:p text:style-name="P23">9. <text:s/>Change the value at index number 2 to be 0x4028000000000000</text:p>
      <text:p text:style-name="P23"/>
      <text:p text:style-name="P24"><text:tab/><text:span text:style-name="T19">set var b[2] = </text:span>0x4028000000000000</text:p>
      <text:p text:style-name="P23"/>
      <text:p text:style-name="P23"/>
      <text:p text:style-name="P23"/>
      <text:p text:style-name="P23">10. <text:s/>Change the value at indices numbers 1, 2 &amp; 3 to be 6.1, -5.55, and 99.1 respectively</text:p>
      <text:p text:style-name="P23"/>
      <text:p text:style-name="P23"><text:tab/><text:span text:style-name="T19">set var b = {6.1,-5.55,99.1}</text:span></text:p>
      <text:p text:style-name="P23"/>
      <text:p text:style-name="P56">Part <text:span text:style-name="T3">3</text:span>: <text:span text:style-name="T4">Dynamic</text:span> array of <text:span text:style-name="T2">floats</text:span></text:p>
      <text:p text:style-name="P5"/>
      <text:p text:style-name="P13">The following array has been declared in a C or C++ source file.</text:p>
      <text:p text:style-name="P13"/>
      <text:p text:style-name="P13"><text:tab/>int array_size;</text:p>
      <text:p text:style-name="P13"><text:tab/>printf("Please enter the number of cells this array will have ");</text:p>
      <text:p text:style-name="P13"><text:tab/>scanf("%d",&amp;array_size);</text:p>
      <text:p text:style-name="P13"><text:tab/>long * myarray = (long *)malloc(array_size*sizeof(long));</text:p>
      <text:p text:style-name="P13"><text:tab/>int k=0;</text:p>
      <text:p text:style-name="P13"><text:tab/>for(k=0;k&lt;array_size;k++)</text:p>
      <text:p text:style-name="P13"><text:tab/><text:tab/>{printf("Input an integer ");</text:p>
      <text:p text:style-name="P13"><text:tab/><text:tab/> <text:s/>scanf("%ld",&amp;myarray[k]);</text:p>
      <text:p text:style-name="P13"><text:tab/><text:tab/>}</text:p>
      <text:p text:style-name="P13"/>
      <text:p text:style-name="P13">The dynamic array will differ from its static cousin in regard to where the array data are stored. <text:s/>Watch the location of this dynamic array and compare that location with the location of the static data.</text:p>
      <text:p text:style-name="P13"/>
      <text:p text:style-name="P13"/>
      <text:p text:style-name="P23">1. <text:s/>Show the address where cell 0 is located.</text:p>
      <text:p text:style-name="P23"/>
      <text:p text:style-name="P23"><text:tab/><text:span text:style-name="T19">p/a myarray</text:span></text:p>
      <text:p text:style-name="P23"/>
      <text:p text:style-name="P23"/>
      <text:p text:style-name="P23"/>
      <text:p text:style-name="P23"/>
      <text:p text:style-name="P23">2. <text:s/>Show the address stored in myarray.</text:p>
      <text:p text:style-name="P23"><text:tab/></text:p>
      <text:p text:style-name="P23"><text:tab/><text:span text:style-name="T20">p/a &amp;myarray</text:span></text:p>
      <text:p text:style-name="P23"/>
      <text:p text:style-name="P23"/>
      <text:p text:style-name="P23"/>
      <text:p text:style-name="P23"/>
      <text:p text:style-name="P25">3. <text:s/>Show the pair: the address stored in myarray and the contents stored at that address</text:p>
      <text:p text:style-name="P25">Lesson: the output shows the address in myarray (in blue) and shows the value stored there in black.</text:p>
      <text:p text:style-name="P25"/>
      <text:p text:style-name="P25"><text:tab/><text:span text:style-name="T20">x/x &amp;myarray</text:span></text:p>
      <text:p text:style-name="P25"/>
      <text:p text:style-name="P25"/>
      <text:p text:style-name="P25"/>
      <text:p text:style-name="P25"/>
      <text:p text:style-name="P25">4. <text:s/>Show the first n values in the array along with the address of each one. <text:s/>We will take n = 4.</text:p>
      <text:p text:style-name="P25"/>
      <text:p text:style-name="P25"><text:tab/><text:span text:style-name="T20">x/4xg myarray</text:span></text:p>
      <text:p text:style-name="P25"/>
      <text:p text:style-name="P60">5. <text:s/>Show the value in cell number 3.</text:p>
      <text:p text:style-name="P26"/>
      <text:p text:style-name="P26"><text:tab/><text:span text:style-name="T21">p/d myarray[2]</text:span></text:p>
      <text:p text:style-name="P26"><text:tab/></text:p>
      <text:p text:style-name="P26"/>
      <text:p text:style-name="P26"/>
      <text:p text:style-name="P25"/>
      <text:p text:style-name="P6"/>
      <text:p text:style-name="P3"/>
      <text:p text:style-name="P26">6. <text:s/>Let m,n be integers greater than or equal to zero. <text:s/>Show the values of myarray starting at cell number m and continuing for a total of n cells to be outputted. <text:s/>Let's take m=2 and n=3.</text:p>
      <text:p text:style-name="P26"/>
      <text:p text:style-name="P26"/>
      <text:p text:style-name="P26">There are two correct solutions.</text:p>
      <text:p text:style-name="P26"/>
      <text:p text:style-name="P26"><text:tab/><text:span text:style-name="T21">x/3dg myarray+2</text:span></text:p>
      <text:p text:style-name="P26"><text:tab/><text:span text:style-name="T21">or</text:span></text:p>
      <text:p text:style-name="P4"><text:tab/><text:span text:style-name="T21">p/d {long[3]} &amp;myarray[2]</text:span></text:p>
      <text:p text:style-name="P4"/>
      <text:p text:style-name="P26">7. <text:s/>Change the value in cell 3 to be 33 (decimal).</text:p>
      <text:p text:style-name="P26"/>
      <text:p text:style-name="P26"><text:tab/><text:span text:style-name="T21">set var myarray[2] = 33</text:span></text:p>
      <text:p text:style-name="P26"/>
      <text:p text:style-name="P26"/>
      <text:p text:style-name="P26"/>
      <text:p text:style-name="P3"/>
      <text:p text:style-name="P3"/>
      <text:p text:style-name="P26">8. <text:s/>Change the values in cells numbered 1,2,and 3 to be 16, 26, and 36 respectively.</text:p>
      <text:p text:style-name="P26"/>
      <text:p text:style-name="P26"><text:tab/>set <text:span text:style-name="T22">var </text:span>myarray = {16,0,26,0,36}</text:p>
      <text:p text:style-name="P26"><text:tab/><text:span text:style-name="T22">or</text:span></text:p>
      <text:p text:style-name="P26"><text:tab/><text:span text:style-name="T22">set {long[3]}myarray = {16,26,36}</text:span></text:p>
      <text:p text:style-name="P26">//Unknown <text:span text:style-name="T9">at present time</text:span>. <text:s/><text:span text:style-name="T9">A committee of students of 240 will do the research.</text:span></text:p>
      <text:p text:style-name="P9"/>
      <text:p text:style-name="P3"/>
      <text:p text:style-name="P26">End of part 3 dynamic array of floats.</text:p>
      <text:p text:style-name="P26"/>
      <text:p text:style-name="P26"/>
      <text:p text:style-name="P17"/>
      <text:p text:style-name="P58">Pause to insert some conventions:</text:p>
      <text:p text:style-name="P28"/>
      <text:p text:style-name="P29">When a we say a number is written in ‘hex’ we are saying it is written using base 16 digits. <text:s/>There is no information given regarding the number system: twos complement, IEEE754-float64, IEEE754-float32, or whatever.</text:p>
      <text:p text:style-name="P29"/>
      <text:p text:style-name="P29">In modern times when we say integer system we are speaking of twos complement number system. <text:s/>You no longer have to specify exactly which integer system because all the competing integer systems have died out. <text:s/>This writer remembers integer systems one-complement and BCD (binary coded decimal), but they have all died. <text:s/>Today “integer” has become synonymous with “twos complement integer”. <text:s/>When Babbage died so did tens complement integers.</text:p>
      <text:p text:style-name="P29"/>
      <text:p text:style-name="P30">Examples: <text:s/>These are all decimal numbers: <text:s text:c="2"/>3854, <text:s/>0.000741, <text:s/>6.4x2<text:span text:style-name="T7">18</text:span></text:p>
      <text:p text:style-name="P30"/>
      <text:p text:style-name="P30">The term “decimal” says that digits 0 through 9 are used to express the value.</text:p>
      <text:p text:style-name="P30"/>
      <text:p text:style-name="P57">Part 4 <text:s/>System stack</text:p>
      <text:p text:style-name="P27"/>
      <text:p text:style-name="P27"/>
      <text:p text:style-name="P27">1. <text:s/>Show the address of the top of the stack. <text:s/>“top” is used in the traditional sense of “last byte to enter the stack”. <text:s text:c="2"/>“<text:span text:style-name="T6">top” is not related to the position of a drawn image of the stack on paper. <text:s/></text:span>Show the address first in <text:span text:style-name="T6">hex and second in decimal.</text:span></text:p>
      <text:p text:style-name="P27"/>
      <text:p text:style-name="P27"><text:tab/><text:span text:style-name="T22">p/x $rsp</text:span></text:p>
      <text:p text:style-name="P28"><text:tab/><text:span text:style-name="T22">p/d $rsp</text:span></text:p>
      <text:p text:style-name="P28"/>
      <text:p text:style-name="P28"/>
      <text:p text:style-name="P28"/>
      <text:p text:style-name="P28"/>
      <text:p text:style-name="P28">2. <text:s/>Show the first 12 quadwords of the stack beginning at the top and continuing toward the interior of the stack. <text:s/>Show the quadwords in hex.</text:p>
      <text:p text:style-name="P28"/>
      <text:p text:style-name="P28"><text:tab/><text:span text:style-name="T22">x/12xg $rsp</text:span></text:p>
      <text:p text:style-name="P30"/>
      <text:p text:style-name="P30"/>
      <text:p text:style-name="P30"/>
      <text:p text:style-name="P30"/>
      <text:p text:style-name="P30">3. <text:s/>Show how many quadwords are in the current AR. <text:s/>Show answer in integer decimal.</text:p>
      <text:p text:style-name="P30"/>
      <text:p text:style-name="P30"><text:tab/><text:span text:style-name="T22">p/d ($rbp-$rsp)/8+1</text:span></text:p>
      <text:p text:style-name="P30"/>
      <text:p text:style-name="P30"/>
      <text:p text:style-name="P30"/>
      <text:p text:style-name="P30"/>
      <text:p text:style-name="P30"/>
      <text:p text:style-name="P31">4. <text:s/>Change the top value of the stack to be -3.</text:p>
      <text:p text:style-name="P31"/>
      <text:p text:style-name="P31"><text:tab/><text:span text:style-name="T22">set var </text:span><text:span text:style-name="T23">{long}</text:span><text:span text:style-name="T22">$rsp = -3</text:span></text:p>
      <text:p text:style-name="P31"/>
      <text:p text:style-name="P31"/>
      <text:p text:style-name="P31"/>
      <text:p text:style-name="P31"/>
      <text:p text:style-name="P32">5. <text:s/>Change the value in the second qword of the stack after the top to be 99.</text:p>
      <text:p text:style-name="P32"/>
      <text:p text:style-name="P32"><text:tab/><text:span text:style-name="T24">set var {long}($rsp+8) = 99</text:span></text:p>
      <text:p text:style-name="P32"/>
      <text:p text:style-name="P62">6. <text:s/>A problem faced by malicious hackers is as follows: after penetrating the firewall, passing through routers, and placing malicious ransomware in memory of the intended victim, then the intruder must convince the computer of the target to actually run the malicious program. Suppose that 0x0000 0000 0047 8800 is the address of the start of the malicious code. <text:s/>How would you use gdb to trick the computer into executing this malware?</text:p>
      <text:p text:style-name="P33"/>
      <text:p text:style-name="P34"><text:tab/><text:span text:style-name="T24">set var $rip = <text:s/></text:span>0x0000000000478800</text:p>
      <text:p text:style-name="P33"/>
      <text:p text:style-name="P33"/>
      <text:p text:style-name="P33"/>
      <text:p text:style-name="P33"/>
      <text:p text:style-name="P35">7. <text:s/><text:span text:style-name="T8">Chris’ name has too many characters in it. <text:s/>We will shorten it to “C Sawyer”, which is exactly 8 characters. <text:s/>Show how to put C Sawyer’s name into r8.</text:span></text:p>
      <text:p text:style-name="P35"/>
      <text:p text:style-name="P35"><text:tab/></text:p>
      <text:p text:style-name="P36"><text:tab/>set $r8 = "C Sawyer"</text:p>
      <text:p text:style-name="P36"/>
      <text:p text:style-name="P36"/>
      <text:p text:style-name="P36"/>
      <text:p text:style-name="P36">8. <text:s/>Show how to display Chris’ name in ascii hex numbers directly from r8.</text:p>
      <text:p text:style-name="P36"/>
      <text:p text:style-name="P36"><text:tab/><text:span text:style-name="T26">x/8xb $r8</text:span></text:p>
      <text:p text:style-name="P36"/>
      <text:p text:style-name="P36"/>
      <text:p text:style-name="P36"/>
      <text:p text:style-name="P36"/>
      <text:p text:style-name="P36"><text:span text:style-name="T9">9. <text:s/></text:span>Show how to display Chris’s name in Latin characters.</text:p>
      <text:p text:style-name="P36"/>
      <text:p text:style-name="P37"><text:tab/><text:span text:style-name="T25">x/8cb $r8</text:span></text:p>
      <text:p text:style-name="P39"><text:tab/><text:span text:style-name="T27">or</text:span></text:p>
      <text:p text:style-name="P38"><text:tab/><text:span text:style-name="T27">x/s r8</text:span></text:p>
      <text:p text:style-name="P38"/>
      <text:p text:style-name="P40">9. <text:s text:c="2"/>Show how to place a copy of “Ada Lovelace” on the stack starting at the byte at the top.</text:p>
      <text:p text:style-name="P40"/>
      <text:p text:style-name="P66"><text:tab/>set {char[13]} $rsp = "Ada Lovelace"</text:p>
      <text:p text:style-name="P40"><text:tab/></text:p>
      <text:p text:style-name="P40"/>
      <text:p text:style-name="P40"/>
      <text:p text:style-name="P40"/>
      <text:p text:style-name="P40">10 <text:s/>Show the string on the top of stack. <text:s/><text:span text:style-name="T9">What do you do if it is not null terminate.</text:span></text:p>
      <text:p text:style-name="P40"/>
      <text:p text:style-name="P40"><text:tab/><text:span text:style-name="T27">x/s $rsp</text:span></text:p>
      <text:p text:style-name="P40"/>
      <text:p text:style-name="P40"/>
      <text:p text:style-name="P40"/>
      <text:p text:style-name="P40"/>
      <text:p text:style-name="P40"/>
      <text:p text:style-name="P41">A few more exercises may be added soon. <text:s/>Come back and check.</text:p>
      <text:p text:style-name="P54">Appendix: <text:s/>Background</text:p>
      <text:p text:style-name="P8"/>
      <text:p text:style-name="P49"/>
      <text:p text:style-name="P49">Table of descriptors for formatting the displayed values:</text:p>
      <text:p text:style-name="P49">d <text:s/>signed integer</text:p>
      <text:p text:style-name="P49">c <text:s/>char</text:p>
      <text:p text:style-name="P49">a <text:s/>address</text:p>
      <text:p text:style-name="P49">s <text:s/>string</text:p>
      <text:p text:style-name="P49">i <text:s/>instruction</text:p>
      <text:p text:style-name="P49">f <text:s/>float</text:p>
      <text:p text:style-name="P49">u <text:s/>unsigned integer</text:p>
      <text:p text:style-name="P49">t <text:s/>binary</text:p>
      <text:p text:style-name="P49">x <text:s/>hex</text:p>
      <text:p text:style-name="P49"/>
      <text:p text:style-name="P50">Be aware that GDB drops the leading zeros of hex numbers. <text:s/>Whereas, we will normally write 0x0000000EA8FFA000 then GDB will output 0xEA8FFA000.</text:p>
      <text:p text:style-name="P49"/>
      <text:p text:style-name="P49"/>
      <text:p text:style-name="P51"/>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Whitney" svg:font-family="Whitney, 'Helvetica Neue', Helvetica, Arial, sans-serif"/>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5T19:52:45.018027400</meta:creation-date>
    <dc:date>2021-05-10T19:39:14.327000000</dc:date>
    <meta:editing-duration>PT2H35M28S</meta:editing-duration>
    <meta:editing-cycles>30</meta:editing-cycles>
    <meta:generator>LibreOffice/7.1.2.2$Windows_X86_64 LibreOffice_project/8a45595d069ef5570103caea1b71cc9d82b2aae4</meta:generator>
    <meta:document-statistic meta:table-count="0" meta:image-count="0" meta:object-count="0" meta:page-count="11" meta:paragraph-count="164" meta:word-count="1480" meta:character-count="8102" meta:non-whitespace-character-count="6598"/>
  </office:meta>
</office:document-meta>
</file>